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f8dbd" officeooo:paragraph-rsid="001f8dbd"/>
    </style:style>
    <style:style style:name="P2" style:family="paragraph" style:parent-style-name="Standard">
      <style:text-properties officeooo:rsid="002103c2" officeooo:paragraph-rsid="002103c2"/>
    </style:style>
    <style:style style:name="P3" style:family="paragraph" style:parent-style-name="Standard">
      <style:text-properties officeooo:rsid="0021ac97" officeooo:paragraph-rsid="0021ac97"/>
    </style:style>
    <style:style style:name="P4" style:family="paragraph" style:parent-style-name="Standard">
      <style:text-properties officeooo:rsid="0021c692" officeooo:paragraph-rsid="0021c692"/>
    </style:style>
    <style:style style:name="P5" style:family="paragraph" style:parent-style-name="Standard">
      <style:text-properties officeooo:rsid="0024399c" officeooo:paragraph-rsid="0024399c"/>
    </style:style>
    <style:style style:name="P6" style:family="paragraph" style:parent-style-name="Standard">
      <style:text-properties officeooo:rsid="0025808d" officeooo:paragraph-rsid="0025808d"/>
    </style:style>
    <style:style style:name="P7" style:family="paragraph" style:parent-style-name="Standard">
      <style:text-properties officeooo:rsid="0028f2aa" officeooo:paragraph-rsid="0028f2aa"/>
    </style:style>
    <style:style style:name="P8" style:family="paragraph" style:parent-style-name="Standard">
      <style:text-properties officeooo:rsid="001f8dbd" officeooo:paragraph-rsid="002103c2"/>
    </style:style>
    <style:style style:name="P9" style:family="paragraph" style:parent-style-name="Standard" style:list-style-name="L1">
      <style:text-properties officeooo:rsid="001f8dbd" officeooo:paragraph-rsid="002103c2"/>
    </style:style>
    <style:style style:name="P10" style:family="paragraph" style:parent-style-name="Standard" style:list-style-name="L2">
      <style:text-properties officeooo:rsid="002103c2" officeooo:paragraph-rsid="001f8dbd"/>
    </style:style>
    <style:style style:name="P11" style:family="paragraph" style:parent-style-name="Standard" style:list-style-name="L2">
      <style:text-properties officeooo:rsid="002103c2" officeooo:paragraph-rsid="002103c2"/>
    </style:style>
    <style:style style:name="P12" style:family="paragraph" style:parent-style-name="Standard" style:list-style-name="L2">
      <style:text-properties officeooo:rsid="0021ac97" officeooo:paragraph-rsid="0021ac97"/>
    </style:style>
    <style:style style:name="P13" style:family="paragraph" style:parent-style-name="Standard" style:list-style-name="L3">
      <style:text-properties officeooo:rsid="0025808d" officeooo:paragraph-rsid="0025808d"/>
    </style:style>
    <style:style style:name="P14" style:family="paragraph" style:parent-style-name="Standard" style:list-style-name="L4">
      <style:text-properties officeooo:rsid="0025808d" officeooo:paragraph-rsid="0025808d"/>
    </style:style>
    <style:style style:name="P15" style:family="paragraph" style:parent-style-name="Standard">
      <style:text-properties officeooo:rsid="002a702e" officeooo:paragraph-rsid="002a702e"/>
    </style:style>
    <style:style style:name="P16" style:family="paragraph" style:parent-style-name="Standard">
      <style:text-properties officeooo:rsid="002c217e" officeooo:paragraph-rsid="002c217e"/>
    </style:style>
    <style:style style:name="T1" style:family="text">
      <style:text-properties fo:color="#000000" fo:background-color="transparent" loext:char-shading-value="0"/>
    </style:style>
    <style:style style:name="T2" style:family="text">
      <style:text-properties officeooo:rsid="002103c2"/>
    </style:style>
    <style:style style:name="T3" style:family="text">
      <style:text-properties officeooo:rsid="0022e76b"/>
    </style:style>
    <text:list-style style:name="L1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Open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Branch and Merge Branch</text:span> : -</text:p>
      <text:p text:style-name="P1"/>
      <text:p text:style-name="P1">Branch : - </text:p>
      <text:p text:style-name="P1"><text:tab/> <text:s text:c="2"/>Branch is basicly is a sub-directory of main or master branch, when ever we are created a new branch all the data presented in main or master branch by default available come to sub brach.</text:p>
      <text:p text:style-name="P1"/>
      <text:p text:style-name="P8">Example : - </text:p>
      <text:list xml:id="list3717150264" text:style-name="L1">
        <text:list-item>
          <text:p text:style-name="P9">How to show branch in git ,</text:p>
        </text:list-item>
      </text:list>
      <text:p text:style-name="P1"><text:span text:style-name="T2"><text:tab/>Syntax - : </text:span>git branch Press enter key</text:p>
      <text:p text:style-name="P1"><text:tab/>show all the branch.</text:p>
      <text:list xml:id="list2603810154" text:style-name="L2">
        <text:list-item>
          <text:p text:style-name="P10"><text:s/>Created branch in git</text:p>
          <text:p text:style-name="P11">Syntax :- git branch branch_name</text:p>
          <text:p text:style-name="P11">example:- git branch demo_branch</text:p>
        </text:list-item>
        <text:list-item>
          <text:p text:style-name="P12">how to switch the branch </text:p>
          <text:p text:style-name="P12">example: - git checkout branch_name</text:p>
        </text:list-item>
      </text:list>
      <text:p text:style-name="P3"/>
      <text:p text:style-name="P4">Merge : - </text:p>
      <text:p text:style-name="P4"><text:tab/><text:span text:style-name="T3">merge command basic merge/combine two branch with in same repository . We can’t merge two merge two different repository branch.</text:span></text:p>
      <text:p text:style-name="P5">Understanding the concept of merge with the help of one single life,</text:p>
      <text:list xml:id="list2928644008" text:style-name="L3">
        <text:list-item>
          <text:p text:style-name="P13">Working process of merge commands </text:p>
        </text:list-item>
      </text:list>
      <text:list xml:id="list101550811" text:style-name="L4">
        <text:list-item>
          <text:p text:style-name="P14">first go the which branch we have to merge another branch.</text:p>
        </text:list-item>
        <text:list-item>
          <text:p text:style-name="P14">Example two branch main and demo . We want to merge the demo on the main, them first goto the main branch and write the merge command all the data presented come in the main branch . After them push the local repository.</text:p>
        </text:list-item>
      </text:list>
      <text:p text:style-name="P6"/>
      <text:p text:style-name="P7">Git confilt : -</text:p>
      <text:p text:style-name="P7"><text:tab/>confilt occur when ever we merge two branch with same filename and data is compledted different , then git merge confilt which line should come firsrt .</text:p>
      <text:p text:style-name="P15">Understanding the how to slove the confilt, open those file modify some change and save and push on the origin.</text:p>
      <text:p text:style-name="P15"/>
      <text:p text:style-name="P16">Git Stash : - </text:p>
      <text:p text:style-name="P16"><text:tab/>Git stash use when ever some ugrent work come occour, during the building our file and we want to compledted those task first. Then we can use git stash command.</text:p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5-13T12:16:08.401455572</meta:creation-date>
    <dc:date>2021-05-14T08:40:28.861067175</dc:date>
    <meta:editing-duration>PT5H16M52S</meta:editing-duration>
    <meta:editing-cycles>10</meta:editing-cycles>
    <meta:generator>LibreOffice/6.0.7.3$Linux_X86_64 LibreOffice_project/00m0$Build-3</meta:generator>
    <meta:document-statistic meta:table-count="0" meta:image-count="0" meta:object-count="0" meta:page-count="1" meta:paragraph-count="23" meta:word-count="277" meta:character-count="1457" meta:non-whitespace-character-count="1196"/>
  </office:meta>
</office:document-meta>
</file>